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Cambria Math" style:font-name-complex="Cambria Math"/>
    </style:style>
    <style:style style:name="T6" style:parent-style-name="DefaultParagraphFont" style:family="text">
      <style:text-properties style:font-name="Cambria Math" style:font-name-complex="Cambria Math"/>
    </style:style>
    <style:style style:name="T7" style:parent-style-name="DefaultParagraphFont" style:family="text">
      <style:text-properties style:font-name="Cambria Math" style:font-name-complex="Cambria Math"/>
    </style:style>
    <style:style style:name="T8" style:parent-style-name="DefaultParagraphFont" style:family="text">
      <style:text-properties style:font-name="Aptos" style:font-name-complex="Aptos"/>
    </style:style>
    <style:style style:name="P9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body>
    <office:text text:use-soft-page-breaks="true">
      <text:p text:style-name="P1">Intro</text:p>
      <text:p text:style-name="Normal">Transformers form a core part of modern technology, being used for impedance matching within electronics and electricity transmission on the grid.<text:s/>In<text:s/>both<text:s/>systems, the efficiency and performance are determined by how the<text:s/>transformer<text:s/>responds to an applied magnetic field. This response is described by the relationship between the magnetic flux density<text:s/>$B$<text:s/>and the magnetising field<text:s/>$H$, known as the B–H curve.<text:s/>By altering the core of the transformer its properties can be changed.<text:s/>For ferromagnetic materials, the B–H curve is non-linear and exhibits hysteresis<text:s/>[X].<text:s/>$\\$</text:p>
      <text:p text:style-name="Normal">[insert hysteresis curve]<text:s/>$\\$</text:p>
      <text:p text:style-name="Normal">The most efficient transformers are made by having a high magnetic susceptibility ($\mu_r$)<text:s/>and low energy loss per cycle. This experiment aims to<text:s/>quantify<text:s/>the<text:s/>usability of different materials as transformer cores. In section<text:s/>2<text:s/>of this report will<text:s/>go through the relevant theory. Then the experimental setup in section 3 followed by the results it has yielded in section 4 penultimately the analysis of these and their comparison against theoretical expectations in section 5 and finally the conclusio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heory</text:p>
      <text:p text:style-name="Normal">The magnetising field $H$ inside a solenoid is given by</text:p>
      <text:p text:style-name="Normal">[b = n I /L]</text:p>
      <text:p text:style-name="Normal">where<text:s/>n<text:s/>is the number of turns,<text:s/>i<text:s/>the current, and<text:s/>L<text:s/>the solenoid length.</text:p>
      <text:p text:style-name="Normal">This gives rise to the magnetic flux density $B$</text:p>
      <text:p text:style-name="Normal">For non-magnetic media there is a linear relationship:</text:p>
      <text:p text:style-name="Normal">[B=μ0<text:span text:style-name="T2">​</text:span>μr<text:span text:style-name="T3">​</text:span>H]</text:p>
      <text:p text:style-name="Normal">However, when using magnetic materials:</text:p>
      <text:p text:style-name="Normal">[B=μ0<text:span text:style-name="T4">​</text:span>(H+M)]<text:s/></text:p>
      <text:p text:style-name="Normal">μ0<text:s/>is …</text:p>
      <text:p text:style-name="Normal">μr<text:s/>is …</text:p>
      <text:p text:style-name="Normal"/>
      <text:p text:style-name="Normal">by using different materials within the centre of the solenoid different values of $mu$ are used resulting in different hysteresis loops<text:s/>being formed.</text:p>
      <text:p text:style-name="Normal">These B and H values cannot be measured directly. But<text:s/>if you arrange 2 solenoids as in [$\cref$]</text:p>
      <text:p text:style-name="Normal">[figure]</text:p>
      <text:p text:style-name="Normal">the variance of the magnetic field in one (the primary solenoid) results in an induced $emf$ in the other coil.<text:s/></text:p>
      <text:p text:style-name="Normal">Given by faradays law</text:p>
      <text:p text:style-name="Normal">[<text:span text:style-name="T5">ℰ𝑠</text:span><text:s/>=<text:s/><text:span text:style-name="T6">𝑛𝑠</text:span><text:s/><text:span text:style-name="T7">𝜕</text:span><text:span text:style-name="T8">phi dt</text:span>]<text:s/></text:p>
      <text:p text:style-name="Normal">Where<text:s/></text:p>
      <text:p text:style-name="Normal">E is the emf induced in the secondary coil</text:p>
      <text:p text:style-name="Normal">N_s is the number of turns of coil</text:p>
      <text:p text:style-name="Normal">And d phi/dt s the rate of change of flux</text:p>
      <text:p text:style-name="Normal"/>
      <text:p text:style-name="Normal">Phi,<text:s/>the<text:s/>magnetic<text:s/>flux given by<text:s/></text:p>
      <text:p text:style-name="Normal">[phi = B A_s ]</text:p>
      <text:soft-page-break/>
      <text:p text:style-name="Normal">Where B is the magnetic field strength inside the coil and is provided by the primary coil and A_s is the area of the secondary coil.</text:p>
      <text:p text:style-name="Normal"/>
      <text:p text:style-name="Normal">This secondary coil then allows us to calculate phi by integrating [eqnabove] to give</text:p>
      <text:p text:style-name="P9">B = tb calc (check 6.5 lab manual)<text:tab/></text:p>
      <text:p text:style-name="P10"/>
      <text:p text:style-name="P11">Then through the use of an<text:s/>integrator<text:s/>circuit we can let [I = integral..] and then measure B using<text:s/></text:p>
      <text:p text:style-name="P12">V = …<text:s/></text:p>
      <text:p text:style-name="P13"/>
      <text:p text:style-name="P14">This allows us to measure our B and H through our<text:s/>coils and<text:s/>plot a hysteresis loop as the AC current changes.</text:p>
      <text:p text:style-name="Normal"/>
      <text:p text:style-name="Normal">Our loop allows us to calculate the…[</text:p>
      <text:p text:style-name="Normal"/>
      <text:p text:style-name="Normal">]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nil shah</meta:initial-creator>
    <dc:creator>shanil shah</dc:creator>
    <meta:creation-date>2025-11-27T14:22:00Z</meta:creation-date>
    <dc:date>2025-11-27T19:26:00Z</dc:date>
    <meta:template xlink:href="Normal.dotm" xlink:type="simple"/>
    <meta:editing-cycles>5</meta:editing-cycles>
    <meta:editing-duration>PT18240S</meta:editing-duration>
    <meta:document-statistic meta:page-count="3" meta:paragraph-count="5" meta:word-count="385" meta:character-count="2580" meta:row-count="18" meta:non-whitespace-character-count="2200"/>
  </office:meta>
</office:document-meta>
</file>